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92mm"/>
    </style:style>
    <style:style style:name="co2" style:family="table-column">
      <style:table-column-properties fo:break-before="auto" style:column-width="28.15mm"/>
    </style:style>
    <style:style style:name="co3" style:family="table-column">
      <style:table-column-properties fo:break-before="auto" style:column-width="64.22mm"/>
    </style:style>
    <style:style style:name="co4" style:family="table-column">
      <style:table-column-properties fo:break-before="auto" style:column-width="6.28mm"/>
    </style:style>
    <style:style style:name="co5" style:family="table-column">
      <style:table-column-properties fo:break-before="auto" style:column-width="46.74mm"/>
    </style:style>
    <style:style style:name="co6" style:family="table-column">
      <style:table-column-properties fo:break-before="auto" style:column-width="52.48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builtin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/>
          <table:table-cell office:value-type="string">
            <text:p>ArithmeticError</text:p>
          </table:table-cell>
          <table:table-cell office:value-type="string">
            <text:p>&lt;type 'exceptions.ArithmeticError'&gt;</text:p>
          </table:table-cell>
          <table:table-cell/>
          <table:table-cell office:value-type="string">
            <text:p>ArithmeticError</text:p>
          </table:table-cell>
          <table:table-cell office:value-type="string">
            <text:p>&lt;class 'Arithmetic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ssertionError</text:p>
          </table:table-cell>
          <table:table-cell office:value-type="string">
            <text:p>&lt;type 'exceptions.AssertionError'&gt;</text:p>
          </table:table-cell>
          <table:table-cell/>
          <table:table-cell office:value-type="string">
            <text:p>AssertionError</text:p>
          </table:table-cell>
          <table:table-cell office:value-type="string">
            <text:p>&lt;class 'Assertion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ttributeError</text:p>
          </table:table-cell>
          <table:table-cell office:value-type="string">
            <text:p>&lt;type 'exceptions.AttributeError'&gt;</text:p>
          </table:table-cell>
          <table:table-cell/>
          <table:table-cell office:value-type="string">
            <text:p>AttributeError</text:p>
          </table:table-cell>
          <table:table-cell office:value-type="string">
            <text:p>&lt;class 'Attribute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aseException</text:p>
          </table:table-cell>
          <table:table-cell office:value-type="string">
            <text:p>&lt;type 'exceptions.BaseException'&gt;</text:p>
          </table:table-cell>
          <table:table-cell/>
          <table:table-cell office:value-type="string">
            <text:p>BaseException</text:p>
          </table:table-cell>
          <table:table-cell office:value-type="string">
            <text:p>&lt;class 'BaseException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ufferError</text:p>
          </table:table-cell>
          <table:table-cell office:value-type="string">
            <text:p>&lt;type 'exceptions.BufferError'&gt;</text:p>
          </table:table-cell>
          <table:table-cell/>
          <table:table-cell office:value-type="string">
            <text:p>BufferError</text:p>
          </table:table-cell>
          <table:table-cell office:value-type="string">
            <text:p>&lt;class 'Buffer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ytesWarning</text:p>
          </table:table-cell>
          <table:table-cell office:value-type="string">
            <text:p>&lt;type 'exceptions.BytesWarning'&gt;</text:p>
          </table:table-cell>
          <table:table-cell/>
          <table:table-cell office:value-type="string">
            <text:p>BytesWarning</text:p>
          </table:table-cell>
          <table:table-cell office:value-type="string">
            <text:p>&lt;class 'BytesWarning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eprecationWarning</text:p>
          </table:table-cell>
          <table:table-cell office:value-type="string">
            <text:p>&lt;type 'exceptions.DeprecationWarning'&gt;</text:p>
          </table:table-cell>
          <table:table-cell/>
          <table:table-cell office:value-type="string">
            <text:p>DeprecationWarning</text:p>
          </table:table-cell>
          <table:table-cell office:value-type="string">
            <text:p>&lt;class 'DeprecationWarning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OFError</text:p>
          </table:table-cell>
          <table:table-cell office:value-type="string">
            <text:p>&lt;type 'exceptions.EOFError'&gt;</text:p>
          </table:table-cell>
          <table:table-cell/>
          <table:table-cell office:value-type="string">
            <text:p>EOFError</text:p>
          </table:table-cell>
          <table:table-cell office:value-type="string">
            <text:p>&lt;class 'EOFError'&gt;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Ellipsis</text:p>
          </table:table-cell>
          <table:table-cell/>
          <table:table-cell table:number-columns-repeated="2" office:value-type="string">
            <text:p>Ellipsi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nvironmentError</text:p>
          </table:table-cell>
          <table:table-cell office:value-type="string">
            <text:p>&lt;type 'exceptions.EnvironmentError'&gt;</text:p>
          </table:table-cell>
          <table:table-cell/>
          <table:table-cell office:value-type="string">
            <text:p>EnvironmentError</text:p>
          </table:table-cell>
          <table:table-cell office:value-type="string">
            <text:p>&lt;class 'Environment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xception</text:p>
          </table:table-cell>
          <table:table-cell office:value-type="string">
            <text:p>&lt;type 'exceptions.Exception'&gt;</text:p>
          </table:table-cell>
          <table:table-cell/>
          <table:table-cell office:value-type="string">
            <text:p>Exception</text:p>
          </table:table-cell>
          <table:table-cell office:value-type="string">
            <text:p>&lt;class 'Exception'&gt;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>
            <text:p>False</text:p>
          </table:table-cell>
          <table:table-cell table:style-name="ce1" office:value-type="string">
            <text:p>False</text:p>
          </table:table-cell>
          <table:table-cell/>
          <table:table-cell table:style-name="ce1" office:value-type="string">
            <text:p>False</text:p>
          </table:table-cell>
          <table:table-cell table:style-name="ce1" office:value-type="string">
            <text:p>Fals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loatingPointError</text:p>
          </table:table-cell>
          <table:table-cell office:value-type="string">
            <text:p>&lt;type 'exceptions.FloatingPointError'&gt;</text:p>
          </table:table-cell>
          <table:table-cell/>
          <table:table-cell office:value-type="string">
            <text:p>FloatingPointError</text:p>
          </table:table-cell>
          <table:table-cell office:value-type="string">
            <text:p>&lt;class 'FloatingPoint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utureWarning</text:p>
          </table:table-cell>
          <table:table-cell office:value-type="string">
            <text:p>&lt;type 'exceptions.FutureWarning'&gt;</text:p>
          </table:table-cell>
          <table:table-cell/>
          <table:table-cell office:value-type="string">
            <text:p>FutureWarning</text:p>
          </table:table-cell>
          <table:table-cell office:value-type="string">
            <text:p>&lt;class 'FutureWarning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eneratorExit</text:p>
          </table:table-cell>
          <table:table-cell office:value-type="string">
            <text:p>&lt;type 'exceptions.GeneratorExit'&gt;</text:p>
          </table:table-cell>
          <table:table-cell/>
          <table:table-cell office:value-type="string">
            <text:p>GeneratorExit</text:p>
          </table:table-cell>
          <table:table-cell office:value-type="string">
            <text:p>&lt;class 'GeneratorExit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OError</text:p>
          </table:table-cell>
          <table:table-cell office:value-type="string">
            <text:p>&lt;type 'exceptions.IOError'&gt;</text:p>
          </table:table-cell>
          <table:table-cell/>
          <table:table-cell office:value-type="string">
            <text:p>IOError</text:p>
          </table:table-cell>
          <table:table-cell office:value-type="string">
            <text:p>&lt;class 'IO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mportError</text:p>
          </table:table-cell>
          <table:table-cell office:value-type="string">
            <text:p>&lt;type 'exceptions.ImportError'&gt;</text:p>
          </table:table-cell>
          <table:table-cell/>
          <table:table-cell office:value-type="string">
            <text:p>ImportError</text:p>
          </table:table-cell>
          <table:table-cell office:value-type="string">
            <text:p>&lt;class 'Import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mportWarning</text:p>
          </table:table-cell>
          <table:table-cell office:value-type="string">
            <text:p>&lt;type 'exceptions.ImportWarning'&gt;</text:p>
          </table:table-cell>
          <table:table-cell/>
          <table:table-cell office:value-type="string">
            <text:p>ImportWarning</text:p>
          </table:table-cell>
          <table:table-cell office:value-type="string">
            <text:p>&lt;class 'ImportWarning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ndentationError</text:p>
          </table:table-cell>
          <table:table-cell office:value-type="string">
            <text:p>&lt;type 'exceptions.IndentationError'&gt;</text:p>
          </table:table-cell>
          <table:table-cell/>
          <table:table-cell office:value-type="string">
            <text:p>IndentationError</text:p>
          </table:table-cell>
          <table:table-cell office:value-type="string">
            <text:p>&lt;class 'Indentation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ndexError</text:p>
          </table:table-cell>
          <table:table-cell office:value-type="string">
            <text:p>&lt;type 'exceptions.IndexError'&gt;</text:p>
          </table:table-cell>
          <table:table-cell/>
          <table:table-cell office:value-type="string">
            <text:p>IndexError</text:p>
          </table:table-cell>
          <table:table-cell office:value-type="string">
            <text:p>&lt;class 'Index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KeyError</text:p>
          </table:table-cell>
          <table:table-cell office:value-type="string">
            <text:p>&lt;type 'exceptions.KeyError'&gt;</text:p>
          </table:table-cell>
          <table:table-cell/>
          <table:table-cell office:value-type="string">
            <text:p>KeyError</text:p>
          </table:table-cell>
          <table:table-cell office:value-type="string">
            <text:p>&lt;class 'Key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KeyboardInterrupt</text:p>
          </table:table-cell>
          <table:table-cell office:value-type="string">
            <text:p>&lt;type 'exceptions.KeyboardInterrupt'&gt;</text:p>
          </table:table-cell>
          <table:table-cell/>
          <table:table-cell office:value-type="string">
            <text:p>KeyboardInterrupt</text:p>
          </table:table-cell>
          <table:table-cell office:value-type="string">
            <text:p>&lt;class 'KeyboardInterrupt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ookupError</text:p>
          </table:table-cell>
          <table:table-cell office:value-type="string">
            <text:p>&lt;type 'exceptions.LookupError'&gt;</text:p>
          </table:table-cell>
          <table:table-cell/>
          <table:table-cell office:value-type="string">
            <text:p>LookupError</text:p>
          </table:table-cell>
          <table:table-cell office:value-type="string">
            <text:p>&lt;class 'Lookup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emoryError</text:p>
          </table:table-cell>
          <table:table-cell office:value-type="string">
            <text:p>&lt;type 'exceptions.MemoryError'&gt;</text:p>
          </table:table-cell>
          <table:table-cell/>
          <table:table-cell office:value-type="string">
            <text:p>MemoryError</text:p>
          </table:table-cell>
          <table:table-cell office:value-type="string">
            <text:p>&lt;class 'Memory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NameError</text:p>
          </table:table-cell>
          <table:table-cell office:value-type="string">
            <text:p>&lt;type 'exceptions.NameError'&gt;</text:p>
          </table:table-cell>
          <table:table-cell/>
          <table:table-cell office:value-type="string">
            <text:p>NameError</text:p>
          </table:table-cell>
          <table:table-cell office:value-type="string">
            <text:p>&lt;class 'NameError'&gt;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None</text:p>
          </table:table-cell>
          <table:table-cell/>
          <table:table-cell table:number-columns-repeated="2" office:value-type="string">
            <text:p>Non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NotImplemented</text:p>
          </table:table-cell>
          <table:table-cell/>
          <table:table-cell table:number-columns-repeated="2" office:value-type="string">
            <text:p>NotImplemente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NotImplementedError</text:p>
          </table:table-cell>
          <table:table-cell office:value-type="string">
            <text:p>&lt;type 'exceptions.NotImplementedError'&gt;</text:p>
          </table:table-cell>
          <table:table-cell/>
          <table:table-cell office:value-type="string">
            <text:p>NotImplementedError</text:p>
          </table:table-cell>
          <table:table-cell office:value-type="string">
            <text:p>&lt;class 'NotImplemented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OSError</text:p>
          </table:table-cell>
          <table:table-cell office:value-type="string">
            <text:p>&lt;type 'exceptions.OSError'&gt;</text:p>
          </table:table-cell>
          <table:table-cell/>
          <table:table-cell office:value-type="string">
            <text:p>OSError</text:p>
          </table:table-cell>
          <table:table-cell office:value-type="string">
            <text:p>&lt;class 'OS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OverflowError</text:p>
          </table:table-cell>
          <table:table-cell office:value-type="string">
            <text:p>&lt;type 'exceptions.OverflowError'&gt;</text:p>
          </table:table-cell>
          <table:table-cell/>
          <table:table-cell office:value-type="string">
            <text:p>OverflowError</text:p>
          </table:table-cell>
          <table:table-cell office:value-type="string">
            <text:p>&lt;class 'Overflow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endingDeprecationWarning</text:p>
          </table:table-cell>
          <table:table-cell office:value-type="string">
            <text:p>&lt;type 'exceptions.PendingDeprecationWarning'&gt;</text:p>
          </table:table-cell>
          <table:table-cell/>
          <table:table-cell office:value-type="string">
            <text:p>PendingDeprecationWarning</text:p>
          </table:table-cell>
          <table:table-cell office:value-type="string">
            <text:p>&lt;class 'PendingDeprecationWarning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ferenceError</text:p>
          </table:table-cell>
          <table:table-cell office:value-type="string">
            <text:p>&lt;type 'exceptions.ReferenceError'&gt;</text:p>
          </table:table-cell>
          <table:table-cell/>
          <table:table-cell office:value-type="string">
            <text:p>ReferenceError</text:p>
          </table:table-cell>
          <table:table-cell office:value-type="string">
            <text:p>&lt;class 'Reference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untimeError</text:p>
          </table:table-cell>
          <table:table-cell office:value-type="string">
            <text:p>&lt;type 'exceptions.RuntimeError'&gt;</text:p>
          </table:table-cell>
          <table:table-cell/>
          <table:table-cell office:value-type="string">
            <text:p>RuntimeError</text:p>
          </table:table-cell>
          <table:table-cell office:value-type="string">
            <text:p>&lt;class 'Runtime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untimeWarning</text:p>
          </table:table-cell>
          <table:table-cell office:value-type="string">
            <text:p>&lt;type 'exceptions.RuntimeWarning'&gt;</text:p>
          </table:table-cell>
          <table:table-cell/>
          <table:table-cell office:value-type="string">
            <text:p>RuntimeWarning</text:p>
          </table:table-cell>
          <table:table-cell office:value-type="string">
            <text:p>&lt;class 'RuntimeWarning'&gt;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StandardError</text:p>
          </table:table-cell>
          <table:table-cell office:value-type="string">
            <text:p>&lt;type 'exceptions.StandardError'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StopIteration</text:p>
          </table:table-cell>
          <table:table-cell office:value-type="string">
            <text:p>&lt;type 'exceptions.StopIteration'&gt;</text:p>
          </table:table-cell>
          <table:table-cell/>
          <table:table-cell office:value-type="string">
            <text:p>StopIteration</text:p>
          </table:table-cell>
          <table:table-cell office:value-type="string">
            <text:p>&lt;class 'StopIteration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yntaxError</text:p>
          </table:table-cell>
          <table:table-cell office:value-type="string">
            <text:p>&lt;type 'exceptions.SyntaxError'&gt;</text:p>
          </table:table-cell>
          <table:table-cell/>
          <table:table-cell office:value-type="string">
            <text:p>SyntaxError</text:p>
          </table:table-cell>
          <table:table-cell office:value-type="string">
            <text:p>&lt;class 'Syntax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yntaxWarning</text:p>
          </table:table-cell>
          <table:table-cell office:value-type="string">
            <text:p>&lt;type 'exceptions.SyntaxWarning'&gt;</text:p>
          </table:table-cell>
          <table:table-cell/>
          <table:table-cell office:value-type="string">
            <text:p>SyntaxWarning</text:p>
          </table:table-cell>
          <table:table-cell office:value-type="string">
            <text:p>&lt;class 'SyntaxWarning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ystemError</text:p>
          </table:table-cell>
          <table:table-cell office:value-type="string">
            <text:p>&lt;type 'exceptions.SystemError'&gt;</text:p>
          </table:table-cell>
          <table:table-cell/>
          <table:table-cell office:value-type="string">
            <text:p>SystemError</text:p>
          </table:table-cell>
          <table:table-cell office:value-type="string">
            <text:p>&lt;class 'System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ystemExit</text:p>
          </table:table-cell>
          <table:table-cell office:value-type="string">
            <text:p>&lt;type 'exceptions.SystemExit'&gt;</text:p>
          </table:table-cell>
          <table:table-cell/>
          <table:table-cell office:value-type="string">
            <text:p>SystemExit</text:p>
          </table:table-cell>
          <table:table-cell office:value-type="string">
            <text:p>&lt;class 'SystemExit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abError</text:p>
          </table:table-cell>
          <table:table-cell office:value-type="string">
            <text:p>&lt;type 'exceptions.TabError'&gt;</text:p>
          </table:table-cell>
          <table:table-cell/>
          <table:table-cell office:value-type="string">
            <text:p>TabError</text:p>
          </table:table-cell>
          <table:table-cell office:value-type="string">
            <text:p>&lt;class 'TabError'&gt;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>
            <text:p>True</text:p>
          </table:table-cell>
          <table:table-cell table:style-name="ce1" office:value-type="string">
            <text:p>True</text:p>
          </table:table-cell>
          <table:table-cell/>
          <table:table-cell table:style-name="ce1" office:value-type="string">
            <text:p>True</text:p>
          </table:table-cell>
          <table:table-cell table:style-name="ce1" office:value-type="string">
            <text:p>Tru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ypeError</text:p>
          </table:table-cell>
          <table:table-cell office:value-type="string">
            <text:p>&lt;type 'exceptions.TypeError'&gt;</text:p>
          </table:table-cell>
          <table:table-cell/>
          <table:table-cell office:value-type="string">
            <text:p>TypeError</text:p>
          </table:table-cell>
          <table:table-cell office:value-type="string">
            <text:p>&lt;class 'Type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nboundLocalError</text:p>
          </table:table-cell>
          <table:table-cell office:value-type="string">
            <text:p>&lt;type 'exceptions.UnboundLocalError'&gt;</text:p>
          </table:table-cell>
          <table:table-cell/>
          <table:table-cell office:value-type="string">
            <text:p>UnboundLocalError</text:p>
          </table:table-cell>
          <table:table-cell office:value-type="string">
            <text:p>&lt;class 'UnboundLocal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nicodeDecodeError</text:p>
          </table:table-cell>
          <table:table-cell office:value-type="string">
            <text:p>&lt;type 'exceptions.UnicodeDecodeError'&gt;</text:p>
          </table:table-cell>
          <table:table-cell/>
          <table:table-cell office:value-type="string">
            <text:p>UnicodeDecodeError</text:p>
          </table:table-cell>
          <table:table-cell office:value-type="string">
            <text:p>&lt;class 'UnicodeDecode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nicodeEncodeError</text:p>
          </table:table-cell>
          <table:table-cell office:value-type="string">
            <text:p>&lt;type 'exceptions.UnicodeEncodeError'&gt;</text:p>
          </table:table-cell>
          <table:table-cell/>
          <table:table-cell office:value-type="string">
            <text:p>UnicodeEncodeError</text:p>
          </table:table-cell>
          <table:table-cell office:value-type="string">
            <text:p>&lt;class 'UnicodeEncode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nicodeError</text:p>
          </table:table-cell>
          <table:table-cell office:value-type="string">
            <text:p>&lt;type 'exceptions.UnicodeError'&gt;</text:p>
          </table:table-cell>
          <table:table-cell/>
          <table:table-cell office:value-type="string">
            <text:p>UnicodeError</text:p>
          </table:table-cell>
          <table:table-cell office:value-type="string">
            <text:p>&lt;class 'Unicode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nicodeTranslateError</text:p>
          </table:table-cell>
          <table:table-cell office:value-type="string">
            <text:p>&lt;type 'exceptions.UnicodeTranslateError'&gt;</text:p>
          </table:table-cell>
          <table:table-cell/>
          <table:table-cell office:value-type="string">
            <text:p>UnicodeTranslateError</text:p>
          </table:table-cell>
          <table:table-cell office:value-type="string">
            <text:p>&lt;class 'UnicodeTranslate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nicodeWarning</text:p>
          </table:table-cell>
          <table:table-cell office:value-type="string">
            <text:p>&lt;type 'exceptions.UnicodeWarning'&gt;</text:p>
          </table:table-cell>
          <table:table-cell/>
          <table:table-cell office:value-type="string">
            <text:p>UnicodeWarning</text:p>
          </table:table-cell>
          <table:table-cell office:value-type="string">
            <text:p>&lt;class 'UnicodeWarning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UserWarning</text:p>
          </table:table-cell>
          <table:table-cell office:value-type="string">
            <text:p>&lt;type 'exceptions.UserWarning'&gt;</text:p>
          </table:table-cell>
          <table:table-cell/>
          <table:table-cell office:value-type="string">
            <text:p>UserWarning</text:p>
          </table:table-cell>
          <table:table-cell office:value-type="string">
            <text:p>&lt;class 'UserWarning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alueError</text:p>
          </table:table-cell>
          <table:table-cell office:value-type="string">
            <text:p>&lt;type 'exceptions.ValueError'&gt;</text:p>
          </table:table-cell>
          <table:table-cell/>
          <table:table-cell office:value-type="string">
            <text:p>ValueError</text:p>
          </table:table-cell>
          <table:table-cell office:value-type="string">
            <text:p>&lt;class 'ValueErro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arning</text:p>
          </table:table-cell>
          <table:table-cell office:value-type="string">
            <text:p>&lt;type 'exceptions.Warning'&gt;</text:p>
          </table:table-cell>
          <table:table-cell/>
          <table:table-cell office:value-type="string">
            <text:p>Warning</text:p>
          </table:table-cell>
          <table:table-cell office:value-type="string">
            <text:p>&lt;class 'Warning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ZeroDivisionError</text:p>
          </table:table-cell>
          <table:table-cell office:value-type="string">
            <text:p>&lt;type 'exceptions.ZeroDivisionError'&gt;</text:p>
          </table:table-cell>
          <table:table-cell/>
          <table:table-cell office:value-type="string">
            <text:p>ZeroDivisionError</text:p>
          </table:table-cell>
          <table:table-cell office:value-type="string">
            <text:p>&lt;class 'ZeroDivisionError'&gt;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__build_class__</text:p>
          </table:table-cell>
          <table:table-cell office:value-type="string">
            <text:p>&lt;built-in function __build_class__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__debug__</text:p>
          </table:table-cell>
          <table:table-cell table:style-name="ce1" office:value-type="string">
            <text:p>True</text:p>
          </table:table-cell>
          <table:table-cell/>
          <table:table-cell office:value-type="string">
            <text:p>__debug__</text:p>
          </table:table-cell>
          <table:table-cell table:style-name="ce1" office:value-type="string">
            <text:p>Tru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__doc__</text:p>
          </table:table-cell>
          <table:table-cell office:value-type="string">
            <text:p>None</text:p>
          </table:table-cell>
          <table:table-cell/>
          <table:table-cell office:value-type="string">
            <text:p>__doc__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__import__</text:p>
          </table:table-cell>
          <table:table-cell office:value-type="string">
            <text:p>&lt;built-in function __import__&gt;</text:p>
          </table:table-cell>
          <table:table-cell/>
          <table:table-cell office:value-type="string">
            <text:p>__import__</text:p>
          </table:table-cell>
          <table:table-cell office:value-type="string">
            <text:p>&lt;built-in function __import__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__name__</text:p>
          </table:table-cell>
          <table:table-cell office:value-type="string">
            <text:p>__main__'</text:p>
          </table:table-cell>
          <table:table-cell/>
          <table:table-cell office:value-type="string">
            <text:p>__name__</text:p>
          </table:table-cell>
          <table:table-cell office:value-type="string">
            <text:p>__main__'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__package__</text:p>
          </table:table-cell>
          <table:table-cell office:value-type="string">
            <text:p>None</text:p>
          </table:table-cell>
          <table:table-cell/>
          <table:table-cell office:value-type="string">
            <text:p>__package__</text:p>
          </table:table-cell>
          <table:table-cell office:value-type="string">
            <text:p>Non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bs</text:p>
          </table:table-cell>
          <table:table-cell office:value-type="string">
            <text:p>&lt;built-in function abs&gt;</text:p>
          </table:table-cell>
          <table:table-cell/>
          <table:table-cell office:value-type="string">
            <text:p>abs</text:p>
          </table:table-cell>
          <table:table-cell office:value-type="string">
            <text:p>&lt;built-in function abs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ll</text:p>
          </table:table-cell>
          <table:table-cell office:value-type="string">
            <text:p>&lt;built-in function all&gt;</text:p>
          </table:table-cell>
          <table:table-cell/>
          <table:table-cell office:value-type="string">
            <text:p>all</text:p>
          </table:table-cell>
          <table:table-cell office:value-type="string">
            <text:p>&lt;built-in function all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ny</text:p>
          </table:table-cell>
          <table:table-cell office:value-type="string">
            <text:p>&lt;built-in function any&gt;</text:p>
          </table:table-cell>
          <table:table-cell/>
          <table:table-cell office:value-type="string">
            <text:p>any</text:p>
          </table:table-cell>
          <table:table-cell office:value-type="string">
            <text:p>&lt;built-in function any&gt;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apply</text:p>
          </table:table-cell>
          <table:table-cell office:value-type="string">
            <text:p>&lt;built-in function apply&gt;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ascii</text:p>
          </table:table-cell>
          <table:table-cell office:value-type="string">
            <text:p>&lt;built-in function ascii&gt;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basestring</text:p>
          </table:table-cell>
          <table:table-cell office:value-type="string">
            <text:p>&lt;type 'basestring'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in</text:p>
          </table:table-cell>
          <table:table-cell office:value-type="string">
            <text:p>&lt;built-in function bin&gt;</text:p>
          </table:table-cell>
          <table:table-cell/>
          <table:table-cell office:value-type="string">
            <text:p>bin</text:p>
          </table:table-cell>
          <table:table-cell office:value-type="string">
            <text:p>&lt;built-in function bin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ool</text:p>
          </table:table-cell>
          <table:table-cell office:value-type="string">
            <text:p>&lt;type 'bool'&gt;</text:p>
          </table:table-cell>
          <table:table-cell/>
          <table:table-cell office:value-type="string">
            <text:p>bool</text:p>
          </table:table-cell>
          <table:table-cell office:value-type="string">
            <text:p>&lt;class 'bool'&gt;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buffer</text:p>
          </table:table-cell>
          <table:table-cell office:value-type="string">
            <text:p>&lt;type 'buffer'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bytearray</text:p>
          </table:table-cell>
          <table:table-cell office:value-type="string">
            <text:p>&lt;type 'bytearray'&gt;</text:p>
          </table:table-cell>
          <table:table-cell/>
          <table:table-cell office:value-type="string">
            <text:p>bytearray</text:p>
          </table:table-cell>
          <table:table-cell office:value-type="string">
            <text:p>&lt;class 'bytearray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bytes</text:p>
          </table:table-cell>
          <table:table-cell office:value-type="string">
            <text:p>&lt;type 'str'&gt;</text:p>
          </table:table-cell>
          <table:table-cell/>
          <table:table-cell office:value-type="string">
            <text:p>bytes</text:p>
          </table:table-cell>
          <table:table-cell office:value-type="string">
            <text:p>&lt;class 'bytes'&gt;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allable</text:p>
          </table:table-cell>
          <table:table-cell office:value-type="string">
            <text:p>&lt;built-in function callable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hr</text:p>
          </table:table-cell>
          <table:table-cell office:value-type="string">
            <text:p>&lt;built-in function chr&gt;</text:p>
          </table:table-cell>
          <table:table-cell/>
          <table:table-cell office:value-type="string">
            <text:p>chr</text:p>
          </table:table-cell>
          <table:table-cell office:value-type="string">
            <text:p>&lt;built-in function chr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lassmethod</text:p>
          </table:table-cell>
          <table:table-cell office:value-type="string">
            <text:p>&lt;type 'classmethod'&gt;</text:p>
          </table:table-cell>
          <table:table-cell/>
          <table:table-cell office:value-type="string">
            <text:p>classmethod</text:p>
          </table:table-cell>
          <table:table-cell office:value-type="string">
            <text:p>&lt;class 'classmethod'&gt;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mp</text:p>
          </table:table-cell>
          <table:table-cell office:value-type="string">
            <text:p>&lt;built-in function cmp&gt;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oerce</text:p>
          </table:table-cell>
          <table:table-cell office:value-type="string">
            <text:p>&lt;built-in function coerce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ompile</text:p>
          </table:table-cell>
          <table:table-cell office:value-type="string">
            <text:p>&lt;built-in function compile&gt;</text:p>
          </table:table-cell>
          <table:table-cell/>
          <table:table-cell office:value-type="string">
            <text:p>compile</text:p>
          </table:table-cell>
          <table:table-cell office:value-type="string">
            <text:p>&lt;built-in function compile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omplex</text:p>
          </table:table-cell>
          <table:table-cell office:value-type="string">
            <text:p>&lt;type 'complex'&gt;</text:p>
          </table:table-cell>
          <table:table-cell/>
          <table:table-cell office:value-type="string">
            <text:p>complex</text:p>
          </table:table-cell>
          <table:table-cell office:value-type="string">
            <text:p>&lt;class 'complex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opyright</text:p>
          </table:table-cell>
          <table:table-cell office:value-type="string">
            <text:p>Copyright (c) 2001-2010 Python Software Foundation.</text:p>
          </table:table-cell>
          <table:table-cell/>
          <table:table-cell office:value-type="string">
            <text:p>copyright</text:p>
          </table:table-cell>
          <table:table-cell office:value-type="string">
            <text:p>Copyright (c) 2001-2010 Python Software Foundation.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credits</text:p>
          </table:table-cell>
          <table:table-cell office:value-type="string">
            <text:p><text:s text:c="4"/>Thanks to CWI, CNRI, BeOpen.com, Zope Corporation and a cast of thousands</text:p>
          </table:table-cell>
          <table:table-cell/>
          <table:table-cell office:value-type="string">
            <text:p>credits</text:p>
          </table:table-cell>
          <table:table-cell office:value-type="string">
            <text:p><text:s text:c="4"/>Thanks to CWI, CNRI, BeOpen.com, Zope Corporation and a cast of thousand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elattr</text:p>
          </table:table-cell>
          <table:table-cell office:value-type="string">
            <text:p>&lt;built-in function delattr&gt;</text:p>
          </table:table-cell>
          <table:table-cell/>
          <table:table-cell office:value-type="string">
            <text:p>delattr</text:p>
          </table:table-cell>
          <table:table-cell office:value-type="string">
            <text:p>&lt;built-in function delattr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ct</text:p>
          </table:table-cell>
          <table:table-cell office:value-type="string">
            <text:p>&lt;type 'dict'&gt;</text:p>
          </table:table-cell>
          <table:table-cell/>
          <table:table-cell office:value-type="string">
            <text:p>dict</text:p>
          </table:table-cell>
          <table:table-cell office:value-type="string">
            <text:p>&lt;class 'dict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r</text:p>
          </table:table-cell>
          <table:table-cell office:value-type="string">
            <text:p>&lt;built-in function dir&gt;</text:p>
          </table:table-cell>
          <table:table-cell/>
          <table:table-cell office:value-type="string">
            <text:p>dir</text:p>
          </table:table-cell>
          <table:table-cell office:value-type="string">
            <text:p>&lt;built-in function dir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vmod</text:p>
          </table:table-cell>
          <table:table-cell office:value-type="string">
            <text:p>&lt;built-in function divmod&gt;</text:p>
          </table:table-cell>
          <table:table-cell/>
          <table:table-cell office:value-type="string">
            <text:p>divmod</text:p>
          </table:table-cell>
          <table:table-cell office:value-type="string">
            <text:p>&lt;built-in function divmod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numerate</text:p>
          </table:table-cell>
          <table:table-cell office:value-type="string">
            <text:p>&lt;type 'enumerate'&gt;</text:p>
          </table:table-cell>
          <table:table-cell/>
          <table:table-cell office:value-type="string">
            <text:p>enumerate</text:p>
          </table:table-cell>
          <table:table-cell office:value-type="string">
            <text:p>&lt;class 'enumerate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val</text:p>
          </table:table-cell>
          <table:table-cell office:value-type="string">
            <text:p>&lt;built-in function eval&gt;</text:p>
          </table:table-cell>
          <table:table-cell/>
          <table:table-cell office:value-type="string">
            <text:p>eval</text:p>
          </table:table-cell>
          <table:table-cell office:value-type="string">
            <text:p>&lt;built-in function eval&gt;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execfile</text:p>
          </table:table-cell>
          <table:table-cell office:value-type="string">
            <text:p>&lt;built-in function execfile&gt;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exec</text:p>
          </table:table-cell>
          <table:table-cell office:value-type="string">
            <text:p>&lt;built-in function exec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exit</text:p>
          </table:table-cell>
          <table:table-cell office:value-type="string">
            <text:p>Use exit() or Ctrl-D (i.e. EOF) to exit</text:p>
          </table:table-cell>
          <table:table-cell/>
          <table:table-cell office:value-type="string">
            <text:p>exit</text:p>
          </table:table-cell>
          <table:table-cell office:value-type="string">
            <text:p>Use exit() or Ctrl-D (i.e. EOF) to exi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file</text:p>
          </table:table-cell>
          <table:table-cell office:value-type="string">
            <text:p>&lt;type 'file'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filter</text:p>
          </table:table-cell>
          <table:table-cell office:value-type="string">
            <text:p>&lt;built-in function filter&gt;</text:p>
          </table:table-cell>
          <table:table-cell/>
          <table:table-cell office:value-type="string">
            <text:p>filter</text:p>
          </table:table-cell>
          <table:table-cell office:value-type="string">
            <text:p>&lt;class 'filte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loat</text:p>
          </table:table-cell>
          <table:table-cell office:value-type="string">
            <text:p>&lt;type 'float'&gt;</text:p>
          </table:table-cell>
          <table:table-cell/>
          <table:table-cell office:value-type="string">
            <text:p>float</text:p>
          </table:table-cell>
          <table:table-cell office:value-type="string">
            <text:p>&lt;class 'float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ormat</text:p>
          </table:table-cell>
          <table:table-cell office:value-type="string">
            <text:p>&lt;built-in function format&gt;</text:p>
          </table:table-cell>
          <table:table-cell/>
          <table:table-cell office:value-type="string">
            <text:p>format</text:p>
          </table:table-cell>
          <table:table-cell office:value-type="string">
            <text:p>&lt;built-in function format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rozenset</text:p>
          </table:table-cell>
          <table:table-cell office:value-type="string">
            <text:p>&lt;type 'frozenset'&gt;</text:p>
          </table:table-cell>
          <table:table-cell/>
          <table:table-cell office:value-type="string">
            <text:p>frozenset</text:p>
          </table:table-cell>
          <table:table-cell office:value-type="string">
            <text:p>&lt;class 'frozenset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etattr</text:p>
          </table:table-cell>
          <table:table-cell office:value-type="string">
            <text:p>&lt;built-in function getattr&gt;</text:p>
          </table:table-cell>
          <table:table-cell/>
          <table:table-cell office:value-type="string">
            <text:p>getattr</text:p>
          </table:table-cell>
          <table:table-cell office:value-type="string">
            <text:p>&lt;built-in function getattr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globals</text:p>
          </table:table-cell>
          <table:table-cell office:value-type="string">
            <text:p>&lt;built-in function globals&gt;</text:p>
          </table:table-cell>
          <table:table-cell/>
          <table:table-cell office:value-type="string">
            <text:p>globals</text:p>
          </table:table-cell>
          <table:table-cell office:value-type="string">
            <text:p>&lt;built-in function globals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asattr</text:p>
          </table:table-cell>
          <table:table-cell office:value-type="string">
            <text:p>&lt;built-in function hasattr&gt;</text:p>
          </table:table-cell>
          <table:table-cell/>
          <table:table-cell office:value-type="string">
            <text:p>hasattr</text:p>
          </table:table-cell>
          <table:table-cell office:value-type="string">
            <text:p>&lt;built-in function hasattr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ash</text:p>
          </table:table-cell>
          <table:table-cell office:value-type="string">
            <text:p>&lt;built-in function hash&gt;</text:p>
          </table:table-cell>
          <table:table-cell/>
          <table:table-cell office:value-type="string">
            <text:p>hash</text:p>
          </table:table-cell>
          <table:table-cell office:value-type="string">
            <text:p>&lt;built-in function hash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elp</text:p>
          </table:table-cell>
          <table:table-cell office:value-type="string">
            <text:p>Type help() for interactive help, or help(object) for help about object.</text:p>
          </table:table-cell>
          <table:table-cell/>
          <table:table-cell office:value-type="string">
            <text:p>help</text:p>
          </table:table-cell>
          <table:table-cell office:value-type="string">
            <text:p>Type help() for interactive help, or help(object) for help about object.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hex</text:p>
          </table:table-cell>
          <table:table-cell office:value-type="string">
            <text:p>&lt;built-in function hex&gt;</text:p>
          </table:table-cell>
          <table:table-cell/>
          <table:table-cell office:value-type="string">
            <text:p>hex</text:p>
          </table:table-cell>
          <table:table-cell office:value-type="string">
            <text:p>&lt;built-in function hex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d</text:p>
          </table:table-cell>
          <table:table-cell office:value-type="string">
            <text:p>&lt;built-in function id&gt;</text:p>
          </table:table-cell>
          <table:table-cell/>
          <table:table-cell office:value-type="string">
            <text:p>id</text:p>
          </table:table-cell>
          <table:table-cell office:value-type="string">
            <text:p>&lt;built-in function id&gt;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nput</text:p>
          </table:table-cell>
          <table:table-cell office:value-type="string">
            <text:p>&lt;built-in function input&gt;</text:p>
          </table:table-cell>
          <table:table-cell/>
          <table:table-cell office:value-type="string">
            <text:p>input</text:p>
          </table:table-cell>
          <table:table-cell office:value-type="string">
            <text:p>&lt;built-in function input&gt;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int</text:p>
          </table:table-cell>
          <table:table-cell office:value-type="string">
            <text:p>&lt;type 'int'&gt;</text:p>
          </table:table-cell>
          <table:table-cell/>
          <table:table-cell office:value-type="string">
            <text:p>int</text:p>
          </table:table-cell>
          <table:table-cell office:value-type="string">
            <text:p>&lt;class 'int'&gt;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intern</text:p>
          </table:table-cell>
          <table:table-cell office:value-type="string">
            <text:p>&lt;built-in function intern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isinstance</text:p>
          </table:table-cell>
          <table:table-cell office:value-type="string">
            <text:p>&lt;built-in function isinstance&gt;</text:p>
          </table:table-cell>
          <table:table-cell/>
          <table:table-cell office:value-type="string">
            <text:p>isinstance</text:p>
          </table:table-cell>
          <table:table-cell office:value-type="string">
            <text:p>&lt;built-in function isinstance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ssubclass</text:p>
          </table:table-cell>
          <table:table-cell office:value-type="string">
            <text:p>&lt;built-in function issubclass&gt;</text:p>
          </table:table-cell>
          <table:table-cell/>
          <table:table-cell office:value-type="string">
            <text:p>issubclass</text:p>
          </table:table-cell>
          <table:table-cell office:value-type="string">
            <text:p>&lt;built-in function issubclass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iter</text:p>
          </table:table-cell>
          <table:table-cell office:value-type="string">
            <text:p>&lt;built-in function iter&gt;</text:p>
          </table:table-cell>
          <table:table-cell/>
          <table:table-cell office:value-type="string">
            <text:p>iter</text:p>
          </table:table-cell>
          <table:table-cell office:value-type="string">
            <text:p>&lt;built-in function iter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en</text:p>
          </table:table-cell>
          <table:table-cell office:value-type="string">
            <text:p>&lt;built-in function len&gt;</text:p>
          </table:table-cell>
          <table:table-cell/>
          <table:table-cell office:value-type="string">
            <text:p>len</text:p>
          </table:table-cell>
          <table:table-cell office:value-type="string">
            <text:p>&lt;built-in function len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icense</text:p>
          </table:table-cell>
          <table:table-cell office:value-type="string">
            <text:p>Type license() to see the full license text</text:p>
          </table:table-cell>
          <table:table-cell/>
          <table:table-cell office:value-type="string">
            <text:p>license</text:p>
          </table:table-cell>
          <table:table-cell office:value-type="string">
            <text:p>Type license() to see the full license tex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ist</text:p>
          </table:table-cell>
          <table:table-cell office:value-type="string">
            <text:p>&lt;type 'list'&gt;</text:p>
          </table:table-cell>
          <table:table-cell/>
          <table:table-cell office:value-type="string">
            <text:p>list</text:p>
          </table:table-cell>
          <table:table-cell office:value-type="string">
            <text:p>&lt;class 'list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ocals</text:p>
          </table:table-cell>
          <table:table-cell office:value-type="string">
            <text:p>&lt;built-in function locals&gt;</text:p>
          </table:table-cell>
          <table:table-cell/>
          <table:table-cell office:value-type="string">
            <text:p>locals</text:p>
          </table:table-cell>
          <table:table-cell office:value-type="string">
            <text:p>&lt;built-in function locals&gt;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long</text:p>
          </table:table-cell>
          <table:table-cell office:value-type="string">
            <text:p>&lt;type 'long'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ap</text:p>
          </table:table-cell>
          <table:table-cell office:value-type="string">
            <text:p>&lt;built-in function map&gt;</text:p>
          </table:table-cell>
          <table:table-cell/>
          <table:table-cell office:value-type="string">
            <text:p>map</text:p>
          </table:table-cell>
          <table:table-cell office:value-type="string">
            <text:p>&lt;class 'map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x</text:p>
          </table:table-cell>
          <table:table-cell office:value-type="string">
            <text:p>&lt;built-in function max&gt;</text:p>
          </table:table-cell>
          <table:table-cell/>
          <table:table-cell office:value-type="string">
            <text:p>max</text:p>
          </table:table-cell>
          <table:table-cell office:value-type="string">
            <text:p>&lt;built-in function max&gt;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number-columns-repeated="3"/>
          <table:table-cell office:value-type="string">
            <text:p>memoryview</text:p>
          </table:table-cell>
          <table:table-cell office:value-type="string">
            <text:p>&lt;class 'memoryview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in</text:p>
          </table:table-cell>
          <table:table-cell office:value-type="string">
            <text:p>&lt;built-in function min&gt;</text:p>
          </table:table-cell>
          <table:table-cell/>
          <table:table-cell office:value-type="string">
            <text:p>min</text:p>
          </table:table-cell>
          <table:table-cell office:value-type="string">
            <text:p>&lt;built-in function min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next</text:p>
          </table:table-cell>
          <table:table-cell office:value-type="string">
            <text:p>&lt;built-in function next&gt;</text:p>
          </table:table-cell>
          <table:table-cell/>
          <table:table-cell office:value-type="string">
            <text:p>next</text:p>
          </table:table-cell>
          <table:table-cell office:value-type="string">
            <text:p>&lt;built-in function next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object</text:p>
          </table:table-cell>
          <table:table-cell office:value-type="string">
            <text:p>&lt;type 'object'&gt;</text:p>
          </table:table-cell>
          <table:table-cell/>
          <table:table-cell office:value-type="string">
            <text:p>object</text:p>
          </table:table-cell>
          <table:table-cell office:value-type="string">
            <text:p>&lt;class 'object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oct</text:p>
          </table:table-cell>
          <table:table-cell office:value-type="string">
            <text:p>&lt;built-in function oct&gt;</text:p>
          </table:table-cell>
          <table:table-cell/>
          <table:table-cell office:value-type="string">
            <text:p>oct</text:p>
          </table:table-cell>
          <table:table-cell office:value-type="string">
            <text:p>&lt;built-in function oct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open</text:p>
          </table:table-cell>
          <table:table-cell office:value-type="string">
            <text:p>&lt;built-in function open&gt;</text:p>
          </table:table-cell>
          <table:table-cell/>
          <table:table-cell office:value-type="string">
            <text:p>open</text:p>
          </table:table-cell>
          <table:table-cell office:value-type="string">
            <text:p>&lt;built-in function open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ord</text:p>
          </table:table-cell>
          <table:table-cell office:value-type="string">
            <text:p>&lt;built-in function ord&gt;</text:p>
          </table:table-cell>
          <table:table-cell/>
          <table:table-cell office:value-type="string">
            <text:p>ord</text:p>
          </table:table-cell>
          <table:table-cell office:value-type="string">
            <text:p>&lt;built-in function ord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ow</text:p>
          </table:table-cell>
          <table:table-cell office:value-type="string">
            <text:p>&lt;built-in function pow&gt;</text:p>
          </table:table-cell>
          <table:table-cell/>
          <table:table-cell office:value-type="string">
            <text:p>pow</text:p>
          </table:table-cell>
          <table:table-cell office:value-type="string">
            <text:p>&lt;built-in function pow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rint</text:p>
          </table:table-cell>
          <table:table-cell office:value-type="string">
            <text:p>SyntaxError('unexpected EOF while parsing', ('&lt;string&gt;', 1, 5, 'print'))</text:p>
          </table:table-cell>
          <table:table-cell/>
          <table:table-cell office:value-type="string">
            <text:p>print</text:p>
          </table:table-cell>
          <table:table-cell office:value-type="string">
            <text:p>&lt;built-in function print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roperty</text:p>
          </table:table-cell>
          <table:table-cell office:value-type="string">
            <text:p>&lt;type 'property'&gt;</text:p>
          </table:table-cell>
          <table:table-cell/>
          <table:table-cell office:value-type="string">
            <text:p>property</text:p>
          </table:table-cell>
          <table:table-cell office:value-type="string">
            <text:p>&lt;class 'property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quit</text:p>
          </table:table-cell>
          <table:table-cell office:value-type="string">
            <text:p>Use quit() or Ctrl-D (i.e. EOF) to exit</text:p>
          </table:table-cell>
          <table:table-cell/>
          <table:table-cell office:value-type="string">
            <text:p>quit</text:p>
          </table:table-cell>
          <table:table-cell office:value-type="string">
            <text:p>Use quit() or Ctrl-D (i.e. EOF) to exit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range</text:p>
          </table:table-cell>
          <table:table-cell office:value-type="string">
            <text:p>&lt;built-in function range&gt;</text:p>
          </table:table-cell>
          <table:table-cell/>
          <table:table-cell office:value-type="string">
            <text:p>range</text:p>
          </table:table-cell>
          <table:table-cell office:value-type="string">
            <text:p>&lt;class 'range'&gt;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raw_input</text:p>
          </table:table-cell>
          <table:table-cell office:value-type="string">
            <text:p>&lt;built-in function raw_input&gt;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reduce</text:p>
          </table:table-cell>
          <table:table-cell office:value-type="string">
            <text:p>&lt;built-in function reduce&gt;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reload</text:p>
          </table:table-cell>
          <table:table-cell office:value-type="string">
            <text:p>&lt;built-in function reload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repr</text:p>
          </table:table-cell>
          <table:table-cell office:value-type="string">
            <text:p>&lt;built-in function repr&gt;</text:p>
          </table:table-cell>
          <table:table-cell/>
          <table:table-cell office:value-type="string">
            <text:p>repr</text:p>
          </table:table-cell>
          <table:table-cell office:value-type="string">
            <text:p>&lt;built-in function repr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versed</text:p>
          </table:table-cell>
          <table:table-cell office:value-type="string">
            <text:p>&lt;type 'reversed'&gt;</text:p>
          </table:table-cell>
          <table:table-cell/>
          <table:table-cell office:value-type="string">
            <text:p>reversed</text:p>
          </table:table-cell>
          <table:table-cell office:value-type="string">
            <text:p>&lt;class 'reversed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ound</text:p>
          </table:table-cell>
          <table:table-cell office:value-type="string">
            <text:p>&lt;built-in function round&gt;</text:p>
          </table:table-cell>
          <table:table-cell/>
          <table:table-cell office:value-type="string">
            <text:p>round</text:p>
          </table:table-cell>
          <table:table-cell office:value-type="string">
            <text:p>&lt;built-in function round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</text:p>
          </table:table-cell>
          <table:table-cell office:value-type="string">
            <text:p>&lt;type 'set'&gt;</text:p>
          </table:table-cell>
          <table:table-cell/>
          <table:table-cell office:value-type="string">
            <text:p>set</text:p>
          </table:table-cell>
          <table:table-cell office:value-type="string">
            <text:p>&lt;class 'set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attr</text:p>
          </table:table-cell>
          <table:table-cell office:value-type="string">
            <text:p>&lt;built-in function setattr&gt;</text:p>
          </table:table-cell>
          <table:table-cell/>
          <table:table-cell office:value-type="string">
            <text:p>setattr</text:p>
          </table:table-cell>
          <table:table-cell office:value-type="string">
            <text:p>&lt;built-in function setattr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lice</text:p>
          </table:table-cell>
          <table:table-cell office:value-type="string">
            <text:p>&lt;type 'slice'&gt;</text:p>
          </table:table-cell>
          <table:table-cell/>
          <table:table-cell office:value-type="string">
            <text:p>slice</text:p>
          </table:table-cell>
          <table:table-cell office:value-type="string">
            <text:p>&lt;class 'slice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orted</text:p>
          </table:table-cell>
          <table:table-cell office:value-type="string">
            <text:p>&lt;built-in function sorted&gt;</text:p>
          </table:table-cell>
          <table:table-cell/>
          <table:table-cell office:value-type="string">
            <text:p>sorted</text:p>
          </table:table-cell>
          <table:table-cell office:value-type="string">
            <text:p>&lt;built-in function sorted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aticmethod</text:p>
          </table:table-cell>
          <table:table-cell office:value-type="string">
            <text:p>&lt;type 'staticmethod'&gt;</text:p>
          </table:table-cell>
          <table:table-cell/>
          <table:table-cell office:value-type="string">
            <text:p>staticmethod</text:p>
          </table:table-cell>
          <table:table-cell office:value-type="string">
            <text:p>&lt;class 'staticmethod'&gt;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str</text:p>
          </table:table-cell>
          <table:table-cell office:value-type="string">
            <text:p>&lt;type 'str'&gt;</text:p>
          </table:table-cell>
          <table:table-cell/>
          <table:table-cell office:value-type="string">
            <text:p>str</text:p>
          </table:table-cell>
          <table:table-cell office:value-type="string">
            <text:p>&lt;class 'st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um</text:p>
          </table:table-cell>
          <table:table-cell office:value-type="string">
            <text:p>&lt;built-in function sum&gt;</text:p>
          </table:table-cell>
          <table:table-cell/>
          <table:table-cell office:value-type="string">
            <text:p>sum</text:p>
          </table:table-cell>
          <table:table-cell office:value-type="string">
            <text:p>&lt;built-in function sum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uper</text:p>
          </table:table-cell>
          <table:table-cell office:value-type="string">
            <text:p>&lt;type 'super'&gt;</text:p>
          </table:table-cell>
          <table:table-cell/>
          <table:table-cell office:value-type="string">
            <text:p>super</text:p>
          </table:table-cell>
          <table:table-cell office:value-type="string">
            <text:p>&lt;class 'super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uple</text:p>
          </table:table-cell>
          <table:table-cell office:value-type="string">
            <text:p>&lt;type 'tuple'&gt;</text:p>
          </table:table-cell>
          <table:table-cell/>
          <table:table-cell office:value-type="string">
            <text:p>tuple</text:p>
          </table:table-cell>
          <table:table-cell office:value-type="string">
            <text:p>&lt;class 'tuple'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ype</text:p>
          </table:table-cell>
          <table:table-cell office:value-type="string">
            <text:p>&lt;type 'type'&gt;</text:p>
          </table:table-cell>
          <table:table-cell/>
          <table:table-cell office:value-type="string">
            <text:p>type</text:p>
          </table:table-cell>
          <table:table-cell office:value-type="string">
            <text:p>&lt;class 'type'&gt;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unichr</text:p>
          </table:table-cell>
          <table:table-cell office:value-type="string">
            <text:p>&lt;built-in function unichr&gt;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unicode</text:p>
          </table:table-cell>
          <table:table-cell office:value-type="string">
            <text:p>&lt;type 'unicode'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vars</text:p>
          </table:table-cell>
          <table:table-cell office:value-type="string">
            <text:p>&lt;built-in function vars&gt;</text:p>
          </table:table-cell>
          <table:table-cell/>
          <table:table-cell office:value-type="string">
            <text:p>vars</text:p>
          </table:table-cell>
          <table:table-cell office:value-type="string">
            <text:p>&lt;built-in function vars&gt;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xrange</text:p>
          </table:table-cell>
          <table:table-cell office:value-type="string">
            <text:p>&lt;type 'xrange'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zip</text:p>
          </table:table-cell>
          <table:table-cell office:value-type="string">
            <text:p>&lt;built-in function zip&gt;</text:p>
          </table:table-cell>
          <table:table-cell/>
          <table:table-cell office:value-type="string">
            <text:p>zip</text:p>
          </table:table-cell>
          <table:table-cell office:value-type="string">
            <text:p>&lt;class 'zip'&gt;</text:p>
          </table:table-cell>
          <table:table-cell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3">03/13/2011</text:date>, <text:time>22:3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no Ramalho</meta:initial-creator>
    <meta:creation-date>2011-03-13T20:42:36</meta:creation-date>
    <dc:date>2011-03-13T22:31:22</dc:date>
    <dc:creator>Luciano Ramalho</dc:creator>
    <meta:editing-duration>PT00H44M34S</meta:editing-duration>
    <meta:editing-cycles>1</meta:editing-cycles>
    <meta:document-statistic meta:table-count="3" meta:cell-count="571" meta:object-count="0"/>
    <meta:generator>OpenOffice.org/3.2$Unix OpenOffice.org_project/320m12$Build-9483</meta:generator>
  </office:meta>
</office:document-meta>
</file>